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7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3.32cm"/>
    </style:style>
    <style:style style:name="co5" style:family="table-column">
      <style:table-column-properties fo:break-before="auto" style:column-width="3.969cm"/>
    </style:style>
    <style:style style:name="co6" style:family="table-column">
      <style:table-column-properties fo:break-before="auto" style:column-width="2.796cm"/>
    </style:style>
    <style:style style:name="co7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fo:border="0.06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4"/>
    <style:style style:name="ce6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Res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Result" style:data-style-name="N104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ACTURACIÓN 2013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3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FACTURADO 2013</text:p>
          </table:table-cell>
        </table:table-row>
        <table:table-row table:style-name="ro1">
          <table:table-cell/>
          <table:table-cell office:value-type="string" calcext:value-type="string">
            <text:p>Cliente 1</text:p>
          </table:table-cell>
          <table:table-cell office:value-type="currency" office:currency="EUR" office:value="20000" calcext:value-type="currency">
            <text:p>20.000,00 €</text:p>
          </table:table-cell>
        </table:table-row>
        <table:table-row table:style-name="ro1">
          <table:table-cell/>
          <table:table-cell office:value-type="string" calcext:value-type="string">
            <text:p>Cliente 2</text:p>
          </table:table-cell>
          <table:table-cell office:value-type="currency" office:currency="EUR" office:value="97000" calcext:value-type="currency">
            <text:p>97.000,00 €</text:p>
          </table:table-cell>
        </table:table-row>
        <table:table-row table:style-name="ro1">
          <table:table-cell/>
          <table:table-cell office:value-type="string" calcext:value-type="string">
            <text:p>Cliente 3</text:p>
          </table:table-cell>
          <table:table-cell office:value-type="currency" office:currency="EUR" office:value="17800" calcext:value-type="currency">
            <text:p>17.800,00 €</text:p>
          </table:table-cell>
        </table:table-row>
        <table:table-row table:style-name="ro1">
          <table:table-cell/>
          <table:table-cell office:value-type="string" calcext:value-type="string">
            <text:p>Cliente 4</text:p>
          </table:table-cell>
          <table:table-cell office:value-type="currency" office:currency="EUR" office:value="13000" calcext:value-type="currency">
            <text:p>13.000,00 €</text:p>
          </table:table-cell>
        </table:table-row>
        <table:table-row table:style-name="ro1">
          <table:table-cell/>
          <table:table-cell office:value-type="string" calcext:value-type="string">
            <text:p>Cliente 5</text:p>
          </table:table-cell>
          <table:table-cell office:value-type="currency" office:currency="EUR" office:value="82800" calcext:value-type="currency">
            <text:p>82.800,00 €</text:p>
          </table:table-cell>
        </table:table-row>
      </table:table>
      <table:table table:name="FACTURACIÓN 2014" table:style-name="ta1">
        <table:table-column table:style-name="co1" table:default-cell-style-name="Default"/>
        <table:table-column table:style-name="co1" table:default-cell-style-name="ce2"/>
        <table:table-column table:style-name="co3" table:default-cell-style-name="ce3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FACTURADO 2014</text:p>
          </table:table-cell>
        </table:table-row>
        <table:table-row table:style-name="ro1">
          <table:table-cell/>
          <table:table-cell office:value-type="string" calcext:value-type="string">
            <text:p>Cliente 1</text:p>
          </table:table-cell>
          <table:table-cell office:value-type="currency" office:currency="EUR" office:value="43700" calcext:value-type="currency">
            <text:p>43.700,00 €</text:p>
          </table:table-cell>
        </table:table-row>
        <table:table-row table:style-name="ro1">
          <table:table-cell/>
          <table:table-cell office:value-type="string" calcext:value-type="string">
            <text:p>Cliente 2</text:p>
          </table:table-cell>
          <table:table-cell office:value-type="currency" office:currency="EUR" office:value="34200" calcext:value-type="currency">
            <text:p>34.200,00 €</text:p>
          </table:table-cell>
        </table:table-row>
        <table:table-row table:style-name="ro1">
          <table:table-cell/>
          <table:table-cell office:value-type="string" calcext:value-type="string">
            <text:p>Cliente 3</text:p>
          </table:table-cell>
          <table:table-cell office:value-type="currency" office:currency="EUR" office:value="96150" calcext:value-type="currency">
            <text:p>96.150,00 €</text:p>
          </table:table-cell>
        </table:table-row>
        <table:table-row table:style-name="ro1">
          <table:table-cell/>
          <table:table-cell office:value-type="string" calcext:value-type="string">
            <text:p>Cliente 4</text:p>
          </table:table-cell>
          <table:table-cell office:value-type="currency" office:currency="EUR" office:value="26900" calcext:value-type="currency">
            <text:p>26.900,00 €</text:p>
          </table:table-cell>
        </table:table-row>
        <table:table-row table:style-name="ro1">
          <table:table-cell/>
          <table:table-cell office:value-type="string" calcext:value-type="string">
            <text:p>Cliente 5</text:p>
          </table:table-cell>
          <table:table-cell office:value-type="currency" office:currency="EUR" office:value="167000" calcext:value-type="currency">
            <text:p>167.000,00 €</text:p>
          </table:table-cell>
        </table:table-row>
        <table:table-row table:style-name="ro1">
          <table:table-cell/>
          <table:table-cell office:value-type="string" calcext:value-type="string">
            <text:p>Cliente 6</text:p>
          </table:table-cell>
          <table:table-cell office:value-type="currency" office:currency="EUR" office:value="41560" calcext:value-type="currency">
            <text:p>41.560,00 €</text:p>
          </table:table-cell>
        </table:table-row>
        <table:table-row table:style-name="ro1">
          <table:table-cell/>
          <table:table-cell office:value-type="string" calcext:value-type="string">
            <text:p>Cliente 7</text:p>
          </table:table-cell>
          <table:table-cell office:value-type="currency" office:currency="EUR" office:value="126800" calcext:value-type="currency">
            <text:p>126.800,00 €</text:p>
          </table:table-cell>
        </table:table-row>
      </table:table>
      <table:table table:name="FACTURACIÓN 2015" table:style-name="ta1">
        <table:table-column table:style-name="co1" table:default-cell-style-name="Default"/>
        <table:table-column table:style-name="co1" table:default-cell-style-name="ce2"/>
        <table:table-column table:style-name="co4" table:default-cell-style-name="ce3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FACTURADO 2015</text:p>
          </table:table-cell>
        </table:table-row>
        <table:table-row table:style-name="ro1">
          <table:table-cell/>
          <table:table-cell office:value-type="string" calcext:value-type="string">
            <text:p>Cliente 1</text:p>
          </table:table-cell>
          <table:table-cell office:value-type="currency" office:currency="EUR" office:value="147900" calcext:value-type="currency">
            <text:p>147.900,00 €</text:p>
          </table:table-cell>
        </table:table-row>
        <table:table-row table:style-name="ro1">
          <table:table-cell/>
          <table:table-cell office:value-type="string" calcext:value-type="string">
            <text:p>Cliente 2</text:p>
          </table:table-cell>
          <table:table-cell office:value-type="currency" office:currency="EUR" office:value="121560" calcext:value-type="currency">
            <text:p>121.560,00 €</text:p>
          </table:table-cell>
        </table:table-row>
        <table:table-row table:style-name="ro1">
          <table:table-cell/>
          <table:table-cell office:value-type="string" calcext:value-type="string">
            <text:p>Cliente 3</text:p>
          </table:table-cell>
          <table:table-cell office:value-type="currency" office:currency="EUR" office:value="31000" calcext:value-type="currency">
            <text:p>31.000,00 €</text:p>
          </table:table-cell>
        </table:table-row>
        <table:table-row table:style-name="ro1">
          <table:table-cell/>
          <table:table-cell office:value-type="string" calcext:value-type="string">
            <text:p>Cliente 4</text:p>
          </table:table-cell>
          <table:table-cell office:value-type="currency" office:currency="EUR" office:value="46000" calcext:value-type="currency">
            <text:p>46.000,00 €</text:p>
          </table:table-cell>
        </table:table-row>
        <table:table-row table:style-name="ro1">
          <table:table-cell/>
          <table:table-cell office:value-type="string" calcext:value-type="string">
            <text:p>Cliente 5</text:p>
          </table:table-cell>
          <table:table-cell office:value-type="currency" office:currency="EUR" office:value="47360" calcext:value-type="currency">
            <text:p>47.360,00 €</text:p>
          </table:table-cell>
        </table:table-row>
        <table:table-row table:style-name="ro1">
          <table:table-cell/>
          <table:table-cell office:value-type="string" calcext:value-type="string">
            <text:p>Cliente 6</text:p>
          </table:table-cell>
          <table:table-cell table:style-name="ce4" office:value-type="currency" office:currency="EUR" office:value="76700" calcext:value-type="currency">
            <text:p>76.700,00 €</text:p>
          </table:table-cell>
        </table:table-row>
        <table:table-row table:style-name="ro1">
          <table:table-cell/>
          <table:table-cell office:value-type="string" calcext:value-type="string">
            <text:p>Cliente 7</text:p>
          </table:table-cell>
          <table:table-cell table:style-name="ce4" office:value-type="currency" office:currency="EUR" office:value="65600" calcext:value-type="currency">
            <text:p>65.600,00 €</text:p>
          </table:table-cell>
        </table:table-row>
        <table:table-row table:style-name="ro1">
          <table:table-cell/>
          <table:table-cell office:value-type="string" calcext:value-type="string">
            <text:p>Cliente 8</text:p>
          </table:table-cell>
          <table:table-cell table:style-name="ce4" office:value-type="currency" office:currency="EUR" office:value="35400" calcext:value-type="currency">
            <text:p>35.400,00 €</text:p>
          </table:table-cell>
        </table:table-row>
      </table:table>
      <table:table table:name="Hoja4" table:style-name="ta1">
        <table:table-column table:style-name="co1" table:number-columns-repeated="2" table:default-cell-style-name="Default"/>
        <table:table-column table:style-name="co1" table:default-cell-style-name="ce5"/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CLIENTE</text:p>
          </table:table-cell>
          <table:table-cell table:style-name="Default"/>
        </table:table-row>
        <table:table-row-group table:display="false">
          <table:table-row table:style-name="ro1" table:visibility="collapse">
            <table:table-cell/>
            <table:table-cell office:value-type="string" calcext:value-type="string">
              <text:p>Cliente 1 / FACTURACIÓN 2013</text:p>
            </table:table-cell>
            <table:table-cell table:formula="of:=[$'FACTURACIÓN 2013'.$C$3]" office:value-type="currency" office:currency="EUR" office:value="20000" calcext:value-type="currency">
              <text:p>20.000,00 €</text:p>
            </table:table-cell>
          </table:table-row>
          <table:table-row table:style-name="ro1" table:visibility="collapse">
            <table:table-cell/>
            <table:table-cell office:value-type="string" calcext:value-type="string">
              <text:p>Cliente 1 / FACTURACIÓN 2014</text:p>
            </table:table-cell>
            <table:table-cell table:formula="of:=[$'FACTURACIÓN 2014'.$C$3]" office:value-type="currency" office:currency="EUR" office:value="43700" calcext:value-type="currency">
              <text:p>43.700,00 €</text:p>
            </table:table-cell>
          </table:table-row>
          <table:table-row table:style-name="ro1" table:visibility="collapse">
            <table:table-cell/>
            <table:table-cell office:value-type="string" calcext:value-type="string">
              <text:p>Cliente 1 / FACTURACIÓN 2015</text:p>
            </table:table-cell>
            <table:table-cell table:formula="of:=[$'FACTURACIÓN 2015'.$C$3]" office:value-type="currency" office:currency="EUR" office:value="147900" calcext:value-type="currency">
              <text:p>147.900,00 €</text:p>
            </table:table-cell>
          </table:table-row>
        </table:table-row-group>
        <table:table-row table:style-name="ro1">
          <table:table-cell/>
          <table:table-cell office:value-type="string" calcext:value-type="string">
            <text:p>Cliente 1</text:p>
          </table:table-cell>
          <table:table-cell table:formula="of:=SUM([.C4:.C6])" office:value-type="currency" office:currency="EUR" office:value="211600" calcext:value-type="currency">
            <text:p>211.600,00 €</text:p>
          </table:table-cell>
        </table:table-row>
        <table:table-row-group table:display="false">
          <table:table-row table:style-name="ro1" table:visibility="collapse">
            <table:table-cell/>
            <table:table-cell office:value-type="string" calcext:value-type="string">
              <text:p>Cliente 2 / FACTURACIÓN 2013</text:p>
            </table:table-cell>
            <table:table-cell table:formula="of:=[$'FACTURACIÓN 2013'.$C$4]" office:value-type="currency" office:currency="EUR" office:value="97000" calcext:value-type="currency">
              <text:p>97.000,00 €</text:p>
            </table:table-cell>
          </table:table-row>
          <table:table-row table:style-name="ro1" table:visibility="collapse">
            <table:table-cell/>
            <table:table-cell office:value-type="string" calcext:value-type="string">
              <text:p>Cliente 2 / FACTURACIÓN 2014</text:p>
            </table:table-cell>
            <table:table-cell table:formula="of:=[$'FACTURACIÓN 2014'.$C$4]" office:value-type="currency" office:currency="EUR" office:value="34200" calcext:value-type="currency">
              <text:p>34.200,00 €</text:p>
            </table:table-cell>
          </table:table-row>
          <table:table-row table:style-name="ro1" table:visibility="collapse">
            <table:table-cell/>
            <table:table-cell office:value-type="string" calcext:value-type="string">
              <text:p>Cliente 2 / FACTURACIÓN 2015</text:p>
            </table:table-cell>
            <table:table-cell table:formula="of:=[$'FACTURACIÓN 2015'.$C$4]" office:value-type="currency" office:currency="EUR" office:value="121560" calcext:value-type="currency">
              <text:p>121.560,00 €</text:p>
            </table:table-cell>
          </table:table-row>
        </table:table-row-group>
        <table:table-row table:style-name="ro1">
          <table:table-cell/>
          <table:table-cell office:value-type="string" calcext:value-type="string">
            <text:p>Cliente 2</text:p>
          </table:table-cell>
          <table:table-cell table:formula="of:=SUM([.C8:.C10])" office:value-type="currency" office:currency="EUR" office:value="252760" calcext:value-type="currency">
            <text:p>252.760,00 €</text:p>
          </table:table-cell>
        </table:table-row>
        <table:table-row-group table:display="false">
          <table:table-row table:style-name="ro1" table:visibility="collapse">
            <table:table-cell/>
            <table:table-cell office:value-type="string" calcext:value-type="string">
              <text:p>Cliente 3 / FACTURACIÓN 2013</text:p>
            </table:table-cell>
            <table:table-cell table:formula="of:=[$'FACTURACIÓN 2013'.$C$5]" office:value-type="currency" office:currency="EUR" office:value="17800" calcext:value-type="currency">
              <text:p>17.800,00 €</text:p>
            </table:table-cell>
          </table:table-row>
          <table:table-row table:style-name="ro1" table:visibility="collapse">
            <table:table-cell/>
            <table:table-cell office:value-type="string" calcext:value-type="string">
              <text:p>Cliente 3 / FACTURACIÓN 2014</text:p>
            </table:table-cell>
            <table:table-cell table:formula="of:=[$'FACTURACIÓN 2014'.$C$5]" office:value-type="currency" office:currency="EUR" office:value="96150" calcext:value-type="currency">
              <text:p>96.150,00 €</text:p>
            </table:table-cell>
          </table:table-row>
          <table:table-row table:style-name="ro1" table:visibility="collapse">
            <table:table-cell/>
            <table:table-cell office:value-type="string" calcext:value-type="string">
              <text:p>Cliente 3 / FACTURACIÓN 2015</text:p>
            </table:table-cell>
            <table:table-cell table:formula="of:=[$'FACTURACIÓN 2015'.$C$5]" office:value-type="currency" office:currency="EUR" office:value="31000" calcext:value-type="currency">
              <text:p>31.000,00 €</text:p>
            </table:table-cell>
          </table:table-row>
        </table:table-row-group>
        <table:table-row table:style-name="ro1">
          <table:table-cell/>
          <table:table-cell office:value-type="string" calcext:value-type="string">
            <text:p>Cliente 3</text:p>
          </table:table-cell>
          <table:table-cell table:formula="of:=SUM([.C12:.C14])" office:value-type="currency" office:currency="EUR" office:value="144950" calcext:value-type="currency">
            <text:p>144.950,00 €</text:p>
          </table:table-cell>
        </table:table-row>
        <table:table-row-group table:display="false">
          <table:table-row table:style-name="ro1" table:visibility="collapse">
            <table:table-cell/>
            <table:table-cell office:value-type="string" calcext:value-type="string">
              <text:p>Cliente 4 / FACTURACIÓN 2013</text:p>
            </table:table-cell>
            <table:table-cell table:formula="of:=[$'FACTURACIÓN 2013'.$C$6]" office:value-type="currency" office:currency="EUR" office:value="13000" calcext:value-type="currency">
              <text:p>13.000,00 €</text:p>
            </table:table-cell>
          </table:table-row>
          <table:table-row table:style-name="ro1" table:visibility="collapse">
            <table:table-cell/>
            <table:table-cell office:value-type="string" calcext:value-type="string">
              <text:p>Cliente 4 / FACTURACIÓN 2014</text:p>
            </table:table-cell>
            <table:table-cell table:formula="of:=[$'FACTURACIÓN 2014'.$C$6]" office:value-type="currency" office:currency="EUR" office:value="26900" calcext:value-type="currency">
              <text:p>26.900,00 €</text:p>
            </table:table-cell>
          </table:table-row>
          <table:table-row table:style-name="ro1" table:visibility="collapse">
            <table:table-cell/>
            <table:table-cell office:value-type="string" calcext:value-type="string">
              <text:p>Cliente 4 / FACTURACIÓN 2015</text:p>
            </table:table-cell>
            <table:table-cell table:formula="of:=[$'FACTURACIÓN 2015'.$C$6]" office:value-type="currency" office:currency="EUR" office:value="46000" calcext:value-type="currency">
              <text:p>46.000,00 €</text:p>
            </table:table-cell>
          </table:table-row>
        </table:table-row-group>
        <table:table-row table:style-name="ro1">
          <table:table-cell/>
          <table:table-cell office:value-type="string" calcext:value-type="string">
            <text:p>Cliente 4</text:p>
          </table:table-cell>
          <table:table-cell table:formula="of:=SUM([.C16:.C18])" office:value-type="currency" office:currency="EUR" office:value="85900" calcext:value-type="currency">
            <text:p>85.900,00 €</text:p>
          </table:table-cell>
        </table:table-row>
        <table:table-row-group table:display="false">
          <table:table-row table:style-name="ro1" table:visibility="collapse">
            <table:table-cell/>
            <table:table-cell office:value-type="string" calcext:value-type="string">
              <text:p>Cliente 5 / FACTURACIÓN 2013</text:p>
            </table:table-cell>
            <table:table-cell table:formula="of:=[$'FACTURACIÓN 2013'.$C$7]" office:value-type="currency" office:currency="EUR" office:value="82800" calcext:value-type="currency">
              <text:p>82.800,00 €</text:p>
            </table:table-cell>
          </table:table-row>
          <table:table-row table:style-name="ro1" table:visibility="collapse">
            <table:table-cell/>
            <table:table-cell office:value-type="string" calcext:value-type="string">
              <text:p>Cliente 5 / FACTURACIÓN 2014</text:p>
            </table:table-cell>
            <table:table-cell table:formula="of:=[$'FACTURACIÓN 2014'.$C$7]" office:value-type="currency" office:currency="EUR" office:value="167000" calcext:value-type="currency">
              <text:p>167.000,00 €</text:p>
            </table:table-cell>
          </table:table-row>
          <table:table-row table:style-name="ro1" table:visibility="collapse">
            <table:table-cell/>
            <table:table-cell office:value-type="string" calcext:value-type="string">
              <text:p>Cliente 5 / FACTURACIÓN 2015</text:p>
            </table:table-cell>
            <table:table-cell table:formula="of:=[$'FACTURACIÓN 2015'.$C$7]" office:value-type="currency" office:currency="EUR" office:value="47360" calcext:value-type="currency">
              <text:p>47.360,00 €</text:p>
            </table:table-cell>
          </table:table-row>
        </table:table-row-group>
        <table:table-row table:style-name="ro1">
          <table:table-cell/>
          <table:table-cell office:value-type="string" calcext:value-type="string">
            <text:p>Cliente 5</text:p>
          </table:table-cell>
          <table:table-cell table:formula="of:=SUM([.C20:.C22])" office:value-type="currency" office:currency="EUR" office:value="297160" calcext:value-type="currency">
            <text:p>297.160,00 €</text:p>
          </table:table-cell>
        </table:table-row>
        <table:table-row-group table:display="false">
          <table:table-row table:style-name="ro1" table:visibility="collapse">
            <table:table-cell/>
            <table:table-cell office:value-type="string" calcext:value-type="string">
              <text:p>Cliente 6 / FACTURACIÓN 2014</text:p>
            </table:table-cell>
            <table:table-cell table:formula="of:=[$'FACTURACIÓN 2014'.$C$8]" office:value-type="currency" office:currency="EUR" office:value="41560" calcext:value-type="currency">
              <text:p>41.560,00 €</text:p>
            </table:table-cell>
          </table:table-row>
          <table:table-row table:style-name="ro1" table:visibility="collapse">
            <table:table-cell/>
            <table:table-cell office:value-type="string" calcext:value-type="string">
              <text:p>Cliente 6 / FACTURACIÓN 2015</text:p>
            </table:table-cell>
            <table:table-cell table:formula="of:=[$'FACTURACIÓN 2015'.$C$8]" office:value-type="currency" office:currency="EUR" office:value="76700" calcext:value-type="currency">
              <text:p>76.700,00 €</text:p>
            </table:table-cell>
          </table:table-row>
        </table:table-row-group>
        <table:table-row table:style-name="ro1">
          <table:table-cell/>
          <table:table-cell office:value-type="string" calcext:value-type="string">
            <text:p>Cliente 6</text:p>
          </table:table-cell>
          <table:table-cell table:formula="of:=SUM([.C24:.C25])" office:value-type="currency" office:currency="EUR" office:value="118260" calcext:value-type="currency">
            <text:p>118.260,00 €</text:p>
          </table:table-cell>
        </table:table-row>
        <table:table-row-group table:display="false">
          <table:table-row table:style-name="ro1" table:visibility="collapse">
            <table:table-cell/>
            <table:table-cell office:value-type="string" calcext:value-type="string">
              <text:p>Cliente 7 / FACTURACIÓN 2014</text:p>
            </table:table-cell>
            <table:table-cell table:formula="of:=[$'FACTURACIÓN 2014'.$C$9]" office:value-type="currency" office:currency="EUR" office:value="126800" calcext:value-type="currency">
              <text:p>126.800,00 €</text:p>
            </table:table-cell>
          </table:table-row>
          <table:table-row table:style-name="ro1" table:visibility="collapse">
            <table:table-cell/>
            <table:table-cell office:value-type="string" calcext:value-type="string">
              <text:p>Cliente 7 / FACTURACIÓN 2015</text:p>
            </table:table-cell>
            <table:table-cell table:formula="of:=[$'FACTURACIÓN 2015'.$C$9]" office:value-type="currency" office:currency="EUR" office:value="65600" calcext:value-type="currency">
              <text:p>65.600,00 €</text:p>
            </table:table-cell>
          </table:table-row>
        </table:table-row-group>
        <table:table-row table:style-name="ro1">
          <table:table-cell/>
          <table:table-cell office:value-type="string" calcext:value-type="string">
            <text:p>Cliente 7</text:p>
          </table:table-cell>
          <table:table-cell table:formula="of:=SUM([.C27:.C28])" office:value-type="currency" office:currency="EUR" office:value="192400" calcext:value-type="currency">
            <text:p>192.400,00 €</text:p>
          </table:table-cell>
        </table:table-row>
        <table:table-row-group table:display="false">
          <table:table-row table:style-name="ro1" table:visibility="collapse">
            <table:table-cell/>
            <table:table-cell office:value-type="string" calcext:value-type="string">
              <text:p>Cliente 8 / FACTURACIÓN 2015</text:p>
            </table:table-cell>
            <table:table-cell table:formula="of:=[$'FACTURACIÓN 2015'.$C$10]" office:value-type="currency" office:currency="EUR" office:value="35400" calcext:value-type="currency">
              <text:p>35.400,00 €</text:p>
            </table:table-cell>
          </table:table-row>
        </table:table-row-group>
        <table:table-row table:style-name="ro1">
          <table:table-cell/>
          <table:table-cell office:value-type="string" calcext:value-type="string">
            <text:p>Cliente 8</text:p>
          </table:table-cell>
          <table:table-cell table:formula="of:=SUM([.C30:.C30])" office:value-type="currency" office:currency="EUR" office:value="35400" calcext:value-type="currency">
            <text:p>35.400,00 €</text:p>
          </table:table-cell>
        </table:table-row>
      </table:table>
      <table:table table:name="Hoja5" table:style-name="ta1">
        <table:table-column table:style-name="co1" table:number-columns-repeated="3" table:default-cell-style-name="Default"/>
        <table:table-column table:style-name="co1" table:default-cell-style-name="ce5"/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LIENTE</text:p>
          </table:table-cell>
          <table:table-cell table:style-name="Default"/>
        </table:table-row>
        <table:table-row-group table:display="false">
          <table:table-row table:style-name="ro1" table:visibility="collapse">
            <table:table-cell table:number-columns-repeated="2"/>
            <table:table-cell office:value-type="string" calcext:value-type="string">
              <text:p>Cliente 1 / FACTURACIÓN 2013</text:p>
            </table:table-cell>
            <table:table-cell table:formula="of:=[$'FACTURACIÓN 2013'.$C$3]" office:value-type="currency" office:currency="EUR" office:value="20000" calcext:value-type="currency">
              <text:p>20.000,00 €</text:p>
            </table:table-cell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Cliente 1 / FACTURACIÓN 2014</text:p>
            </table:table-cell>
            <table:table-cell table:formula="of:=[$'FACTURACIÓN 2014'.$C$3]" office:value-type="currency" office:currency="EUR" office:value="43700" calcext:value-type="currency">
              <text:p>43.700,00 €</text:p>
            </table:table-cell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Cliente 1 / FACTURACIÓN 2015</text:p>
            </table:table-cell>
            <table:table-cell table:formula="of:=[$'FACTURACIÓN 2015'.$C$3]" office:value-type="currency" office:currency="EUR" office:value="147900" calcext:value-type="currency">
              <text:p>147.900,00 €</text:p>
            </table:table-cell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Cliente 1</text:p>
          </table:table-cell>
          <table:table-cell table:formula="of:=AVERAGE([.D4:.D6])" office:value-type="currency" office:currency="EUR" office:value="70533.3333333333" calcext:value-type="currency">
            <text:p>70.533,33 €</text:p>
          </table:table-cell>
        </table:table-row>
        <table:table-row-group table:display="false">
          <table:table-row table:style-name="ro1" table:visibility="collapse">
            <table:table-cell table:number-columns-repeated="2"/>
            <table:table-cell office:value-type="string" calcext:value-type="string">
              <text:p>Cliente 2 / FACTURACIÓN 2013</text:p>
            </table:table-cell>
            <table:table-cell table:formula="of:=[$'FACTURACIÓN 2013'.$C$4]" office:value-type="currency" office:currency="EUR" office:value="97000" calcext:value-type="currency">
              <text:p>97.000,00 €</text:p>
            </table:table-cell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Cliente 2 / FACTURACIÓN 2014</text:p>
            </table:table-cell>
            <table:table-cell table:formula="of:=[$'FACTURACIÓN 2014'.$C$4]" office:value-type="currency" office:currency="EUR" office:value="34200" calcext:value-type="currency">
              <text:p>34.200,00 €</text:p>
            </table:table-cell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Cliente 2 / FACTURACIÓN 2015</text:p>
            </table:table-cell>
            <table:table-cell table:formula="of:=[$'FACTURACIÓN 2015'.$C$4]" office:value-type="currency" office:currency="EUR" office:value="121560" calcext:value-type="currency">
              <text:p>121.560,00 €</text:p>
            </table:table-cell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Cliente 2</text:p>
          </table:table-cell>
          <table:table-cell table:formula="of:=AVERAGE([.D8:.D10])" office:value-type="currency" office:currency="EUR" office:value="84253.3333333333" calcext:value-type="currency">
            <text:p>84.253,33 €</text:p>
          </table:table-cell>
        </table:table-row>
        <table:table-row-group table:display="false">
          <table:table-row table:style-name="ro1" table:visibility="collapse">
            <table:table-cell table:number-columns-repeated="2"/>
            <table:table-cell office:value-type="string" calcext:value-type="string">
              <text:p>Cliente 3 / FACTURACIÓN 2013</text:p>
            </table:table-cell>
            <table:table-cell table:formula="of:=[$'FACTURACIÓN 2013'.$C$5]" office:value-type="currency" office:currency="EUR" office:value="17800" calcext:value-type="currency">
              <text:p>17.800,00 €</text:p>
            </table:table-cell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Cliente 3 / FACTURACIÓN 2014</text:p>
            </table:table-cell>
            <table:table-cell table:formula="of:=[$'FACTURACIÓN 2014'.$C$5]" office:value-type="currency" office:currency="EUR" office:value="96150" calcext:value-type="currency">
              <text:p>96.150,00 €</text:p>
            </table:table-cell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Cliente 3 / FACTURACIÓN 2015</text:p>
            </table:table-cell>
            <table:table-cell table:formula="of:=[$'FACTURACIÓN 2015'.$C$5]" office:value-type="currency" office:currency="EUR" office:value="31000" calcext:value-type="currency">
              <text:p>31.000,00 €</text:p>
            </table:table-cell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Cliente 3</text:p>
          </table:table-cell>
          <table:table-cell table:formula="of:=AVERAGE([.D12:.D14])" office:value-type="currency" office:currency="EUR" office:value="48316.6666666667" calcext:value-type="currency">
            <text:p>48.316,67 €</text:p>
          </table:table-cell>
        </table:table-row>
        <table:table-row-group table:display="false">
          <table:table-row table:style-name="ro1" table:visibility="collapse">
            <table:table-cell table:number-columns-repeated="2"/>
            <table:table-cell office:value-type="string" calcext:value-type="string">
              <text:p>Cliente 4 / FACTURACIÓN 2013</text:p>
            </table:table-cell>
            <table:table-cell table:formula="of:=[$'FACTURACIÓN 2013'.$C$6]" office:value-type="currency" office:currency="EUR" office:value="13000" calcext:value-type="currency">
              <text:p>13.000,00 €</text:p>
            </table:table-cell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Cliente 4 / FACTURACIÓN 2014</text:p>
            </table:table-cell>
            <table:table-cell table:formula="of:=[$'FACTURACIÓN 2014'.$C$6]" office:value-type="currency" office:currency="EUR" office:value="26900" calcext:value-type="currency">
              <text:p>26.900,00 €</text:p>
            </table:table-cell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Cliente 4 / FACTURACIÓN 2015</text:p>
            </table:table-cell>
            <table:table-cell table:formula="of:=[$'FACTURACIÓN 2015'.$C$6]" office:value-type="currency" office:currency="EUR" office:value="46000" calcext:value-type="currency">
              <text:p>46.000,00 €</text:p>
            </table:table-cell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Cliente 4</text:p>
          </table:table-cell>
          <table:table-cell table:formula="of:=AVERAGE([.D16:.D18])" office:value-type="currency" office:currency="EUR" office:value="28633.3333333333" calcext:value-type="currency">
            <text:p>28.633,33 €</text:p>
          </table:table-cell>
        </table:table-row>
        <table:table-row-group table:display="false">
          <table:table-row table:style-name="ro1" table:visibility="collapse">
            <table:table-cell table:number-columns-repeated="2"/>
            <table:table-cell office:value-type="string" calcext:value-type="string">
              <text:p>Cliente 5 / FACTURACIÓN 2013</text:p>
            </table:table-cell>
            <table:table-cell table:formula="of:=[$'FACTURACIÓN 2013'.$C$7]" office:value-type="currency" office:currency="EUR" office:value="82800" calcext:value-type="currency">
              <text:p>82.800,00 €</text:p>
            </table:table-cell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Cliente 5 / FACTURACIÓN 2014</text:p>
            </table:table-cell>
            <table:table-cell table:formula="of:=[$'FACTURACIÓN 2014'.$C$7]" office:value-type="currency" office:currency="EUR" office:value="167000" calcext:value-type="currency">
              <text:p>167.000,00 €</text:p>
            </table:table-cell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Cliente 5 / FACTURACIÓN 2015</text:p>
            </table:table-cell>
            <table:table-cell table:formula="of:=[$'FACTURACIÓN 2015'.$C$7]" office:value-type="currency" office:currency="EUR" office:value="47360" calcext:value-type="currency">
              <text:p>47.360,00 €</text:p>
            </table:table-cell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Cliente 5</text:p>
          </table:table-cell>
          <table:table-cell table:formula="of:=AVERAGE([.D20:.D22])" office:value-type="currency" office:currency="EUR" office:value="99053.3333333333" calcext:value-type="currency">
            <text:p>99.053,33 €</text:p>
          </table:table-cell>
        </table:table-row>
        <table:table-row-group table:display="false">
          <table:table-row table:style-name="ro1" table:visibility="collapse">
            <table:table-cell table:number-columns-repeated="2"/>
            <table:table-cell office:value-type="string" calcext:value-type="string">
              <text:p>Cliente 6 / FACTURACIÓN 2014</text:p>
            </table:table-cell>
            <table:table-cell table:formula="of:=[$'FACTURACIÓN 2014'.$C$8]" office:value-type="currency" office:currency="EUR" office:value="41560" calcext:value-type="currency">
              <text:p>41.560,00 €</text:p>
            </table:table-cell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Cliente 6 / FACTURACIÓN 2015</text:p>
            </table:table-cell>
            <table:table-cell table:formula="of:=[$'FACTURACIÓN 2015'.$C$8]" office:value-type="currency" office:currency="EUR" office:value="76700" calcext:value-type="currency">
              <text:p>76.700,00 €</text:p>
            </table:table-cell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Cliente 6</text:p>
          </table:table-cell>
          <table:table-cell table:formula="of:=AVERAGE([.D24:.D25])" office:value-type="currency" office:currency="EUR" office:value="59130" calcext:value-type="currency">
            <text:p>59.130,00 €</text:p>
          </table:table-cell>
        </table:table-row>
        <table:table-row-group table:display="false">
          <table:table-row table:style-name="ro1" table:visibility="collapse">
            <table:table-cell table:number-columns-repeated="2"/>
            <table:table-cell office:value-type="string" calcext:value-type="string">
              <text:p>Cliente 7 / FACTURACIÓN 2014</text:p>
            </table:table-cell>
            <table:table-cell table:formula="of:=[$'FACTURACIÓN 2014'.$C$9]" office:value-type="currency" office:currency="EUR" office:value="126800" calcext:value-type="currency">
              <text:p>126.800,00 €</text:p>
            </table:table-cell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Cliente 7 / FACTURACIÓN 2015</text:p>
            </table:table-cell>
            <table:table-cell table:formula="of:=[$'FACTURACIÓN 2015'.$C$9]" office:value-type="currency" office:currency="EUR" office:value="65600" calcext:value-type="currency">
              <text:p>65.600,00 €</text:p>
            </table:table-cell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Cliente 7</text:p>
          </table:table-cell>
          <table:table-cell table:formula="of:=AVERAGE([.D27:.D28])" office:value-type="currency" office:currency="EUR" office:value="96200" calcext:value-type="currency">
            <text:p>96.200,00 €</text:p>
          </table:table-cell>
        </table:table-row>
        <table:table-row-group table:display="false">
          <table:table-row table:style-name="ro1" table:visibility="collapse">
            <table:table-cell table:number-columns-repeated="2"/>
            <table:table-cell office:value-type="string" calcext:value-type="string">
              <text:p>Cliente 8 / FACTURACIÓN 2015</text:p>
            </table:table-cell>
            <table:table-cell table:formula="of:=[$'FACTURACIÓN 2015'.$C$10]" office:value-type="currency" office:currency="EUR" office:value="35400" calcext:value-type="currency">
              <text:p>35.400,00 €</text:p>
            </table:table-cell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Cliente 8</text:p>
          </table:table-cell>
          <table:table-cell table:formula="of:=AVERAGE([.D30:.D30])" office:value-type="currency" office:currency="EUR" office:value="35400" calcext:value-type="currency">
            <text:p>35.400,00 €</text:p>
          </table:table-cell>
        </table:table-row>
      </table:table>
      <table:table table:name="TABLA DE FACTURACIÓN" table:style-name="ta1">
        <table:table-column table:style-name="co1" table:default-cell-style-name="Default"/>
        <table:table-column table:style-name="co1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1" table:default-cell-style-name="ce3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6" office:value-type="string" calcext:value-type="string">
            <text:p>CLIENTE</text:p>
          </table:table-cell>
          <table:table-cell table:style-name="ce6" office:value-type="string" calcext:value-type="string">
            <text:p>SERVICIO PRESTADO</text:p>
          </table:table-cell>
          <table:table-cell table:style-name="ce6" office:value-type="string" calcext:value-type="string">
            <text:p>LUGAR</text:p>
          </table:table-cell>
          <table:table-cell table:style-name="ce6" office:value-type="string" calcext:value-type="string">
            <text:p>AÑO</text:p>
          </table:table-cell>
          <table:table-cell table:style-name="ce6" office:value-type="string" calcext:value-type="string">
            <text:p>FACTURADO</text:p>
          </table:table-cell>
        </table:table-row>
        <table:table-row table:style-name="ro1">
          <table:table-cell/>
          <table:table-cell office:value-type="string" calcext:value-type="string">
            <text:p>Cliente 1</text:p>
          </table:table-cell>
          <table:table-cell office:value-type="string" calcext:value-type="string">
            <text:p>Ingeniería</text:p>
          </table:table-cell>
          <table:table-cell office:value-type="string" calcext:value-type="string">
            <text:p>Madrid</text:p>
          </table:table-cell>
          <table:table-cell office:value-type="float" office:value="2012" calcext:value-type="float">
            <text:p>2012</text:p>
          </table:table-cell>
          <table:table-cell office:value-type="currency" office:currency="EUR" office:value="23000" calcext:value-type="currency">
            <text:p>23.000,00 €</text:p>
          </table:table-cell>
        </table:table-row>
        <table:table-row table:style-name="ro1">
          <table:table-cell/>
          <table:table-cell office:value-type="string" calcext:value-type="string">
            <text:p>Cliente 1</text:p>
          </table:table-cell>
          <table:table-cell office:value-type="string" calcext:value-type="string">
            <text:p>Ingeniería</text:p>
          </table:table-cell>
          <table:table-cell office:value-type="string" calcext:value-type="string">
            <text:p>Barcelona</text:p>
          </table:table-cell>
          <table:table-cell office:value-type="float" office:value="2013" calcext:value-type="float">
            <text:p>2013</text:p>
          </table:table-cell>
          <table:table-cell office:value-type="currency" office:currency="EUR" office:value="17800" calcext:value-type="currency">
            <text:p>17.800,00 €</text:p>
          </table:table-cell>
        </table:table-row>
        <table:table-row table:style-name="ro1">
          <table:table-cell/>
          <table:table-cell office:value-type="string" calcext:value-type="string">
            <text:p>Cliente 1</text:p>
          </table:table-cell>
          <table:table-cell office:value-type="string" calcext:value-type="string">
            <text:p>Arquitectura</text:p>
          </table:table-cell>
          <table:table-cell office:value-type="string" calcext:value-type="string">
            <text:p>Barcelona</text:p>
          </table:table-cell>
          <table:table-cell office:value-type="float" office:value="2013" calcext:value-type="float">
            <text:p>2013</text:p>
          </table:table-cell>
          <table:table-cell office:value-type="currency" office:currency="EUR" office:value="97000" calcext:value-type="currency">
            <text:p>97.000,00 €</text:p>
          </table:table-cell>
        </table:table-row>
        <table:table-row table:style-name="ro1">
          <table:table-cell/>
          <table:table-cell office:value-type="string" calcext:value-type="string">
            <text:p>Cliente 1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Zaragoza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EUR" office:value="82800" calcext:value-type="currency">
            <text:p>82.800,00 €</text:p>
          </table:table-cell>
        </table:table-row>
        <table:table-row table:style-name="ro1">
          <table:table-cell/>
          <table:table-cell office:value-type="string" calcext:value-type="string">
            <text:p>Cliente 1</text:p>
          </table:table-cell>
          <table:table-cell office:value-type="string" calcext:value-type="string">
            <text:p>Arquitectura</text:p>
          </table:table-cell>
          <table:table-cell office:value-type="string" calcext:value-type="string">
            <text:p>Valencia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EUR" office:value="13000" calcext:value-type="currency">
            <text:p>13.000,00 €</text:p>
          </table:table-cell>
        </table:table-row>
        <table:table-row table:style-name="ro1">
          <table:table-cell/>
          <table:table-cell office:value-type="string" calcext:value-type="string">
            <text:p>Cliente 1</text:p>
          </table:table-cell>
          <table:table-cell office:value-type="string" calcext:value-type="string">
            <text:p>Ingeniería</text:p>
          </table:table-cell>
          <table:table-cell office:value-type="string" calcext:value-type="string">
            <text:p>Madrid</text:p>
          </table:table-cell>
          <table:table-cell office:value-type="float" office:value="2015" calcext:value-type="float">
            <text:p>2015</text:p>
          </table:table-cell>
          <table:table-cell office:value-type="currency" office:currency="EUR" office:value="57800" calcext:value-type="currency">
            <text:p>57.800,00 €</text:p>
          </table:table-cell>
        </table:table-row>
        <table:table-row table:style-name="ro1">
          <table:table-cell/>
          <table:table-cell office:value-type="string" calcext:value-type="string">
            <text:p>Cliente 1</text:p>
          </table:table-cell>
          <table:table-cell office:value-type="string" calcext:value-type="string">
            <text:p>Arquitectura</text:p>
          </table:table-cell>
          <table:table-cell office:value-type="string" calcext:value-type="string">
            <text:p>Valencia</text:p>
          </table:table-cell>
          <table:table-cell office:value-type="float" office:value="2015" calcext:value-type="float">
            <text:p>2015</text:p>
          </table:table-cell>
          <table:table-cell office:value-type="currency" office:currency="EUR" office:value="94000" calcext:value-type="currency">
            <text:p>94.000,00 €</text:p>
          </table:table-cell>
        </table:table-row>
        <table:table-row table:style-name="ro1">
          <table:table-cell/>
          <table:table-cell office:value-type="string" calcext:value-type="string">
            <text:p>Cliente 2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Zaragoza</text:p>
          </table:table-cell>
          <table:table-cell office:value-type="float" office:value="2012" calcext:value-type="float">
            <text:p>2012</text:p>
          </table:table-cell>
          <table:table-cell office:value-type="currency" office:currency="EUR" office:value="12000" calcext:value-type="currency">
            <text:p>12.000,00 €</text:p>
          </table:table-cell>
        </table:table-row>
        <table:table-row table:style-name="ro1">
          <table:table-cell/>
          <table:table-cell office:value-type="string" calcext:value-type="string">
            <text:p>Cliente 2</text:p>
          </table:table-cell>
          <table:table-cell office:value-type="string" calcext:value-type="string">
            <text:p>Ingeniería</text:p>
          </table:table-cell>
          <table:table-cell office:value-type="string" calcext:value-type="string">
            <text:p>Zaragoza</text:p>
          </table:table-cell>
          <table:table-cell office:value-type="float" office:value="2012" calcext:value-type="float">
            <text:p>2012</text:p>
          </table:table-cell>
          <table:table-cell office:value-type="currency" office:currency="EUR" office:value="43700" calcext:value-type="currency">
            <text:p>43.700,00 €</text:p>
          </table:table-cell>
        </table:table-row>
        <table:table-row table:style-name="ro1">
          <table:table-cell/>
          <table:table-cell office:value-type="string" calcext:value-type="string">
            <text:p>Cliente 2</text:p>
          </table:table-cell>
          <table:table-cell office:value-type="string" calcext:value-type="string">
            <text:p>Ingeniería</text:p>
          </table:table-cell>
          <table:table-cell office:value-type="string" calcext:value-type="string">
            <text:p>Madrid</text:p>
          </table:table-cell>
          <table:table-cell office:value-type="float" office:value="2013" calcext:value-type="float">
            <text:p>2013</text:p>
          </table:table-cell>
          <table:table-cell office:value-type="currency" office:currency="EUR" office:value="34200" calcext:value-type="currency">
            <text:p>34.200,00 €</text:p>
          </table:table-cell>
        </table:table-row>
        <table:table-row table:style-name="ro1">
          <table:table-cell/>
          <table:table-cell office:value-type="string" calcext:value-type="string">
            <text:p>Cliente 2</text:p>
          </table:table-cell>
          <table:table-cell office:value-type="string" calcext:value-type="string">
            <text:p>Ingeniería</text:p>
          </table:table-cell>
          <table:table-cell office:value-type="string" calcext:value-type="string">
            <text:p>Madrid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EUR" office:value="26900" calcext:value-type="currency">
            <text:p>26.900,00 €</text:p>
          </table:table-cell>
        </table:table-row>
        <table:table-row table:style-name="ro1">
          <table:table-cell/>
          <table:table-cell office:value-type="string" calcext:value-type="string">
            <text:p>Cliente 2</text:p>
          </table:table-cell>
          <table:table-cell office:value-type="string" calcext:value-type="string">
            <text:p>Arquitectura</text:p>
          </table:table-cell>
          <table:table-cell office:value-type="string" calcext:value-type="string">
            <text:p>Madrid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EUR" office:value="96150" calcext:value-type="currency">
            <text:p>96.150,00 €</text:p>
          </table:table-cell>
        </table:table-row>
        <table:table-row table:style-name="ro1">
          <table:table-cell/>
          <table:table-cell office:value-type="string" calcext:value-type="string">
            <text:p>Cliente 2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Valencia</text:p>
          </table:table-cell>
          <table:table-cell office:value-type="float" office:value="2015" calcext:value-type="float">
            <text:p>2015</text:p>
          </table:table-cell>
          <table:table-cell office:value-type="currency" office:currency="EUR" office:value="41560" calcext:value-type="currency">
            <text:p>41.560,00 €</text:p>
          </table:table-cell>
        </table:table-row>
        <table:table-row table:style-name="ro1">
          <table:table-cell/>
          <table:table-cell office:value-type="string" calcext:value-type="string">
            <text:p>Cliente 2</text:p>
          </table:table-cell>
          <table:table-cell office:value-type="string" calcext:value-type="string">
            <text:p>Arquitectura</text:p>
          </table:table-cell>
          <table:table-cell office:value-type="string" calcext:value-type="string">
            <text:p>Barcelona</text:p>
          </table:table-cell>
          <table:table-cell office:value-type="float" office:value="2015" calcext:value-type="float">
            <text:p>2015</text:p>
          </table:table-cell>
          <table:table-cell office:value-type="currency" office:currency="EUR" office:value="16700" calcext:value-type="currency">
            <text:p>16.700,00 €</text:p>
          </table:table-cell>
        </table:table-row>
        <table:table-row table:style-name="ro1">
          <table:table-cell/>
          <table:table-cell office:value-type="string" calcext:value-type="string">
            <text:p>Cliente 3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Valencia</text:p>
          </table:table-cell>
          <table:table-cell office:value-type="float" office:value="2013" calcext:value-type="float">
            <text:p>2013</text:p>
          </table:table-cell>
          <table:table-cell office:value-type="currency" office:currency="EUR" office:value="23800" calcext:value-type="currency">
            <text:p>23.800,00 €</text:p>
          </table:table-cell>
        </table:table-row>
        <table:table-row table:style-name="ro1">
          <table:table-cell/>
          <table:table-cell office:value-type="string" calcext:value-type="string">
            <text:p>Cliente 3</text:p>
          </table:table-cell>
          <table:table-cell office:value-type="string" calcext:value-type="string">
            <text:p>Arquitectura</text:p>
          </table:table-cell>
          <table:table-cell office:value-type="string" calcext:value-type="string">
            <text:p>Sevilla</text:p>
          </table:table-cell>
          <table:table-cell office:value-type="float" office:value="2013" calcext:value-type="float">
            <text:p>2013</text:p>
          </table:table-cell>
          <table:table-cell office:value-type="currency" office:currency="EUR" office:value="126800" calcext:value-type="currency">
            <text:p>126.800,00 €</text:p>
          </table:table-cell>
        </table:table-row>
        <table:table-row table:style-name="ro1">
          <table:table-cell/>
          <table:table-cell office:value-type="string" calcext:value-type="string">
            <text:p>Cliente 3</text:p>
          </table:table-cell>
          <table:table-cell office:value-type="string" calcext:value-type="string">
            <text:p>Ingeniería</text:p>
          </table:table-cell>
          <table:table-cell office:value-type="string" calcext:value-type="string">
            <text:p>Barcelona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EUR" office:value="121560" calcext:value-type="currency">
            <text:p>121.560,00 €</text:p>
          </table:table-cell>
        </table:table-row>
        <table:table-row table:style-name="ro1">
          <table:table-cell/>
          <table:table-cell office:value-type="string" calcext:value-type="string">
            <text:p>Cliente 3</text:p>
          </table:table-cell>
          <table:table-cell office:value-type="string" calcext:value-type="string">
            <text:p>Arquitectura</text:p>
          </table:table-cell>
          <table:table-cell office:value-type="string" calcext:value-type="string">
            <text:p>Valencia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EUR" office:value="147900" calcext:value-type="currency">
            <text:p>147.900,00 €</text:p>
          </table:table-cell>
        </table:table-row>
        <table:table-row table:style-name="ro1">
          <table:table-cell/>
          <table:table-cell office:value-type="string" calcext:value-type="string">
            <text:p>Cliente 4</text:p>
          </table:table-cell>
          <table:table-cell office:value-type="string" calcext:value-type="string">
            <text:p>Ingeniería</text:p>
          </table:table-cell>
          <table:table-cell office:value-type="string" calcext:value-type="string">
            <text:p>Barcelona</text:p>
          </table:table-cell>
          <table:table-cell office:value-type="float" office:value="2012" calcext:value-type="float">
            <text:p>2012</text:p>
          </table:table-cell>
          <table:table-cell office:value-type="currency" office:currency="EUR" office:value="46000" calcext:value-type="currency">
            <text:p>46.000,00 €</text:p>
          </table:table-cell>
        </table:table-row>
        <table:table-row table:style-name="ro1">
          <table:table-cell/>
          <table:table-cell office:value-type="string" calcext:value-type="string">
            <text:p>Cliente 4</text:p>
          </table:table-cell>
          <table:table-cell office:value-type="string" calcext:value-type="string">
            <text:p>Arquitectura</text:p>
          </table:table-cell>
          <table:table-cell office:value-type="string" calcext:value-type="string">
            <text:p>Valencia</text:p>
          </table:table-cell>
          <table:table-cell office:value-type="float" office:value="2012" calcext:value-type="float">
            <text:p>2012</text:p>
          </table:table-cell>
          <table:table-cell office:value-type="currency" office:currency="EUR" office:value="31000" calcext:value-type="currency">
            <text:p>31.000,00 €</text:p>
          </table:table-cell>
        </table:table-row>
        <table:table-row table:style-name="ro1">
          <table:table-cell/>
          <table:table-cell office:value-type="string" calcext:value-type="string">
            <text:p>Cliente 4</text:p>
          </table:table-cell>
          <table:table-cell office:value-type="string" calcext:value-type="string">
            <text:p>Arquitectura</text:p>
          </table:table-cell>
          <table:table-cell office:value-type="string" calcext:value-type="string">
            <text:p>Sevilla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EUR" office:value="47360" calcext:value-type="currency">
            <text:p>47.360,00 €</text:p>
          </table:table-cell>
        </table:table-row>
        <table:table-row table:style-name="ro1">
          <table:table-cell/>
          <table:table-cell office:value-type="string" calcext:value-type="string">
            <text:p>Cliente 4</text:p>
          </table:table-cell>
          <table:table-cell office:value-type="string" calcext:value-type="string">
            <text:p>Arquitectura</text:p>
          </table:table-cell>
          <table:table-cell office:value-type="string" calcext:value-type="string">
            <text:p>Zaragoza</text:p>
          </table:table-cell>
          <table:table-cell office:value-type="float" office:value="2015" calcext:value-type="float">
            <text:p>2015</text:p>
          </table:table-cell>
          <table:table-cell office:value-type="currency" office:currency="EUR" office:value="76700" calcext:value-type="currency">
            <text:p>76.700,00 €</text:p>
          </table:table-cell>
        </table:table-row>
        <table:table-row table:style-name="ro1">
          <table:table-cell/>
          <table:table-cell office:value-type="string" calcext:value-type="string">
            <text:p>Cliente 5</text:p>
          </table:table-cell>
          <table:table-cell office:value-type="string" calcext:value-type="string">
            <text:p>Arquitectura</text:p>
          </table:table-cell>
          <table:table-cell office:value-type="string" calcext:value-type="string">
            <text:p>Sevilla</text:p>
          </table:table-cell>
          <table:table-cell office:value-type="float" office:value="2012" calcext:value-type="float">
            <text:p>2012</text:p>
          </table:table-cell>
          <table:table-cell office:value-type="currency" office:currency="EUR" office:value="65600" calcext:value-type="currency">
            <text:p>65.600,00 €</text:p>
          </table:table-cell>
        </table:table-row>
        <table:table-row table:style-name="ro1">
          <table:table-cell/>
          <table:table-cell office:value-type="string" calcext:value-type="string">
            <text:p>Cliente 5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Zaragoza</text:p>
          </table:table-cell>
          <table:table-cell office:value-type="float" office:value="2013" calcext:value-type="float">
            <text:p>2013</text:p>
          </table:table-cell>
          <table:table-cell office:value-type="currency" office:currency="EUR" office:value="35400" calcext:value-type="currency">
            <text:p>35.400,00 €</text:p>
          </table:table-cell>
        </table:table-row>
        <table:table-row table:style-name="ro1">
          <table:table-cell/>
          <table:table-cell office:value-type="string" calcext:value-type="string">
            <text:p>Cliente 5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Barcelona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EUR" office:value="32000" calcext:value-type="currency">
            <text:p>32.000,00 €</text:p>
          </table:table-cell>
        </table:table-row>
      </table:table>
      <table:table table:name="TABLA DE FACTURACIÓN TOTALES" table:style-name="ta1">
        <table:table-column table:style-name="co1" table:default-cell-style-name="Default"/>
        <table:table-column table:style-name="co6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7" table:default-cell-style-name="ce3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6" office:value-type="string" calcext:value-type="string">
            <text:p>CLIENTE</text:p>
          </table:table-cell>
          <table:table-cell table:style-name="ce6" office:value-type="string" calcext:value-type="string">
            <text:p>SERVICIO PRESTADO</text:p>
          </table:table-cell>
          <table:table-cell table:style-name="ce6" office:value-type="string" calcext:value-type="string">
            <text:p>LUGAR</text:p>
          </table:table-cell>
          <table:table-cell table:style-name="ce6" office:value-type="string" calcext:value-type="string">
            <text:p>AÑO</text:p>
          </table:table-cell>
          <table:table-cell table:style-name="ce6" office:value-type="string" calcext:value-type="string">
            <text:p>FACTURADO</text:p>
          </table:table-cell>
        </table:table-row>
        <table:table-row-group>
          <table:table-row-group>
            <table:table-row table:style-name="ro1">
              <table:table-cell/>
              <table:table-cell office:value-type="string" calcext:value-type="string">
                <text:p>Cliente 1</text:p>
              </table:table-cell>
              <table:table-cell office:value-type="string" calcext:value-type="string">
                <text:p>Ingeniería</text:p>
              </table:table-cell>
              <table:table-cell office:value-type="string" calcext:value-type="string">
                <text:p>Madrid</text:p>
              </table:table-cell>
              <table:table-cell office:value-type="float" office:value="2012" calcext:value-type="float">
                <text:p>2012</text:p>
              </table:table-cell>
              <table:table-cell office:value-type="currency" office:currency="EUR" office:value="23000" calcext:value-type="currency">
                <text:p>23.00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1</text:p>
              </table:table-cell>
              <table:table-cell office:value-type="string" calcext:value-type="string">
                <text:p>Ingeniería</text:p>
              </table:table-cell>
              <table:table-cell office:value-type="string" calcext:value-type="string">
                <text:p>Barcelona</text:p>
              </table:table-cell>
              <table:table-cell office:value-type="float" office:value="2013" calcext:value-type="float">
                <text:p>2013</text:p>
              </table:table-cell>
              <table:table-cell office:value-type="currency" office:currency="EUR" office:value="17800" calcext:value-type="currency">
                <text:p>17.80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1</text:p>
              </table:table-cell>
              <table:table-cell office:value-type="string" calcext:value-type="string">
                <text:p>Arquitectura</text:p>
              </table:table-cell>
              <table:table-cell office:value-type="string" calcext:value-type="string">
                <text:p>Barcelona</text:p>
              </table:table-cell>
              <table:table-cell office:value-type="float" office:value="2013" calcext:value-type="float">
                <text:p>2013</text:p>
              </table:table-cell>
              <table:table-cell office:value-type="currency" office:currency="EUR" office:value="97000" calcext:value-type="currency">
                <text:p>97.00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1</text:p>
              </table:table-cell>
              <table:table-cell office:value-type="string" calcext:value-type="string">
                <text:p>Informática</text:p>
              </table:table-cell>
              <table:table-cell office:value-type="string" calcext:value-type="string">
                <text:p>Zaragoza</text:p>
              </table:table-cell>
              <table:table-cell office:value-type="float" office:value="2014" calcext:value-type="float">
                <text:p>2014</text:p>
              </table:table-cell>
              <table:table-cell office:value-type="currency" office:currency="EUR" office:value="82800" calcext:value-type="currency">
                <text:p>82.80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1</text:p>
              </table:table-cell>
              <table:table-cell office:value-type="string" calcext:value-type="string">
                <text:p>Arquitectura</text:p>
              </table:table-cell>
              <table:table-cell office:value-type="string" calcext:value-type="string">
                <text:p>Valencia</text:p>
              </table:table-cell>
              <table:table-cell office:value-type="float" office:value="2014" calcext:value-type="float">
                <text:p>2014</text:p>
              </table:table-cell>
              <table:table-cell office:value-type="currency" office:currency="EUR" office:value="13000" calcext:value-type="currency">
                <text:p>13.00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1</text:p>
              </table:table-cell>
              <table:table-cell office:value-type="string" calcext:value-type="string">
                <text:p>Ingeniería</text:p>
              </table:table-cell>
              <table:table-cell office:value-type="string" calcext:value-type="string">
                <text:p>Madrid</text:p>
              </table:table-cell>
              <table:table-cell office:value-type="float" office:value="2015" calcext:value-type="float">
                <text:p>2015</text:p>
              </table:table-cell>
              <table:table-cell office:value-type="currency" office:currency="EUR" office:value="57800" calcext:value-type="currency">
                <text:p>57.80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1</text:p>
              </table:table-cell>
              <table:table-cell office:value-type="string" calcext:value-type="string">
                <text:p>Arquitectura</text:p>
              </table:table-cell>
              <table:table-cell office:value-type="string" calcext:value-type="string">
                <text:p>Valencia</text:p>
              </table:table-cell>
              <table:table-cell office:value-type="float" office:value="2015" calcext:value-type="float">
                <text:p>2015</text:p>
              </table:table-cell>
              <table:table-cell office:value-type="currency" office:currency="EUR" office:value="94000" calcext:value-type="currency">
                <text:p>94.000,00 €</text:p>
              </table:table-cell>
            </table:table-row>
          </table:table-row-group>
          <table:table-row table:style-name="ro1">
            <table:table-cell/>
            <table:table-cell table:style-name="ce7" office:value-type="string" calcext:value-type="string">
              <text:p>Cliente 1 Suma</text:p>
            </table:table-cell>
            <table:table-cell table:number-columns-repeated="3"/>
            <table:table-cell table:style-name="ce8" table:formula="of:=SUBTOTAL(9;[.$F$3:.$F$9])" office:value-type="currency" office:currency="EUR" office:value="385400" calcext:value-type="currency">
              <text:p>385.400,00 €</text:p>
            </table:table-cell>
          </table:table-row>
          <table:table-row-group>
            <table:table-row table:style-name="ro1">
              <table:table-cell/>
              <table:table-cell office:value-type="string" calcext:value-type="string">
                <text:p>Cliente 2</text:p>
              </table:table-cell>
              <table:table-cell office:value-type="string" calcext:value-type="string">
                <text:p>Informática</text:p>
              </table:table-cell>
              <table:table-cell office:value-type="string" calcext:value-type="string">
                <text:p>Zaragoza</text:p>
              </table:table-cell>
              <table:table-cell office:value-type="float" office:value="2012" calcext:value-type="float">
                <text:p>2012</text:p>
              </table:table-cell>
              <table:table-cell office:value-type="currency" office:currency="EUR" office:value="12000" calcext:value-type="currency">
                <text:p>12.00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2</text:p>
              </table:table-cell>
              <table:table-cell office:value-type="string" calcext:value-type="string">
                <text:p>Ingeniería</text:p>
              </table:table-cell>
              <table:table-cell office:value-type="string" calcext:value-type="string">
                <text:p>Zaragoza</text:p>
              </table:table-cell>
              <table:table-cell office:value-type="float" office:value="2012" calcext:value-type="float">
                <text:p>2012</text:p>
              </table:table-cell>
              <table:table-cell office:value-type="currency" office:currency="EUR" office:value="43700" calcext:value-type="currency">
                <text:p>43.70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2</text:p>
              </table:table-cell>
              <table:table-cell office:value-type="string" calcext:value-type="string">
                <text:p>Ingeniería</text:p>
              </table:table-cell>
              <table:table-cell office:value-type="string" calcext:value-type="string">
                <text:p>Madrid</text:p>
              </table:table-cell>
              <table:table-cell office:value-type="float" office:value="2013" calcext:value-type="float">
                <text:p>2013</text:p>
              </table:table-cell>
              <table:table-cell office:value-type="currency" office:currency="EUR" office:value="34200" calcext:value-type="currency">
                <text:p>34.20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2</text:p>
              </table:table-cell>
              <table:table-cell office:value-type="string" calcext:value-type="string">
                <text:p>Ingeniería</text:p>
              </table:table-cell>
              <table:table-cell office:value-type="string" calcext:value-type="string">
                <text:p>Madrid</text:p>
              </table:table-cell>
              <table:table-cell office:value-type="float" office:value="2014" calcext:value-type="float">
                <text:p>2014</text:p>
              </table:table-cell>
              <table:table-cell office:value-type="currency" office:currency="EUR" office:value="26900" calcext:value-type="currency">
                <text:p>26.90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2</text:p>
              </table:table-cell>
              <table:table-cell office:value-type="string" calcext:value-type="string">
                <text:p>Arquitectura</text:p>
              </table:table-cell>
              <table:table-cell office:value-type="string" calcext:value-type="string">
                <text:p>Madrid</text:p>
              </table:table-cell>
              <table:table-cell office:value-type="float" office:value="2014" calcext:value-type="float">
                <text:p>2014</text:p>
              </table:table-cell>
              <table:table-cell office:value-type="currency" office:currency="EUR" office:value="96150" calcext:value-type="currency">
                <text:p>96.15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2</text:p>
              </table:table-cell>
              <table:table-cell office:value-type="string" calcext:value-type="string">
                <text:p>Informática</text:p>
              </table:table-cell>
              <table:table-cell office:value-type="string" calcext:value-type="string">
                <text:p>Valencia</text:p>
              </table:table-cell>
              <table:table-cell office:value-type="float" office:value="2015" calcext:value-type="float">
                <text:p>2015</text:p>
              </table:table-cell>
              <table:table-cell office:value-type="currency" office:currency="EUR" office:value="41560" calcext:value-type="currency">
                <text:p>41.56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2</text:p>
              </table:table-cell>
              <table:table-cell office:value-type="string" calcext:value-type="string">
                <text:p>Arquitectura</text:p>
              </table:table-cell>
              <table:table-cell office:value-type="string" calcext:value-type="string">
                <text:p>Barcelona</text:p>
              </table:table-cell>
              <table:table-cell office:value-type="float" office:value="2015" calcext:value-type="float">
                <text:p>2015</text:p>
              </table:table-cell>
              <table:table-cell office:value-type="currency" office:currency="EUR" office:value="16700" calcext:value-type="currency">
                <text:p>16.700,00 €</text:p>
              </table:table-cell>
            </table:table-row>
          </table:table-row-group>
          <table:table-row table:style-name="ro1">
            <table:table-cell/>
            <table:table-cell table:style-name="ce7" office:value-type="string" calcext:value-type="string">
              <text:p>Cliente 2 Suma</text:p>
            </table:table-cell>
            <table:table-cell table:number-columns-repeated="3"/>
            <table:table-cell table:style-name="ce8" table:formula="of:=SUBTOTAL(9;[.$F$11:.$F$17])" office:value-type="currency" office:currency="EUR" office:value="271210" calcext:value-type="currency">
              <text:p>271.210,00 €</text:p>
            </table:table-cell>
          </table:table-row>
          <table:table-row-group>
            <table:table-row table:style-name="ro1">
              <table:table-cell/>
              <table:table-cell office:value-type="string" calcext:value-type="string">
                <text:p>Cliente 3</text:p>
              </table:table-cell>
              <table:table-cell office:value-type="string" calcext:value-type="string">
                <text:p>Informática</text:p>
              </table:table-cell>
              <table:table-cell office:value-type="string" calcext:value-type="string">
                <text:p>Valencia</text:p>
              </table:table-cell>
              <table:table-cell office:value-type="float" office:value="2013" calcext:value-type="float">
                <text:p>2013</text:p>
              </table:table-cell>
              <table:table-cell office:value-type="currency" office:currency="EUR" office:value="23800" calcext:value-type="currency">
                <text:p>23.80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3</text:p>
              </table:table-cell>
              <table:table-cell office:value-type="string" calcext:value-type="string">
                <text:p>Arquitectura</text:p>
              </table:table-cell>
              <table:table-cell office:value-type="string" calcext:value-type="string">
                <text:p>Sevilla</text:p>
              </table:table-cell>
              <table:table-cell office:value-type="float" office:value="2013" calcext:value-type="float">
                <text:p>2013</text:p>
              </table:table-cell>
              <table:table-cell office:value-type="currency" office:currency="EUR" office:value="126800" calcext:value-type="currency">
                <text:p>126.80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3</text:p>
              </table:table-cell>
              <table:table-cell office:value-type="string" calcext:value-type="string">
                <text:p>Ingeniería</text:p>
              </table:table-cell>
              <table:table-cell office:value-type="string" calcext:value-type="string">
                <text:p>Barcelona</text:p>
              </table:table-cell>
              <table:table-cell office:value-type="float" office:value="2014" calcext:value-type="float">
                <text:p>2014</text:p>
              </table:table-cell>
              <table:table-cell office:value-type="currency" office:currency="EUR" office:value="121560" calcext:value-type="currency">
                <text:p>121.56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3</text:p>
              </table:table-cell>
              <table:table-cell office:value-type="string" calcext:value-type="string">
                <text:p>Arquitectura</text:p>
              </table:table-cell>
              <table:table-cell office:value-type="string" calcext:value-type="string">
                <text:p>Valencia</text:p>
              </table:table-cell>
              <table:table-cell office:value-type="float" office:value="2014" calcext:value-type="float">
                <text:p>2014</text:p>
              </table:table-cell>
              <table:table-cell office:value-type="currency" office:currency="EUR" office:value="147900" calcext:value-type="currency">
                <text:p>147.900,00 €</text:p>
              </table:table-cell>
            </table:table-row>
          </table:table-row-group>
          <table:table-row table:style-name="ro1">
            <table:table-cell/>
            <table:table-cell table:style-name="ce7" office:value-type="string" calcext:value-type="string">
              <text:p>Cliente 3 Suma</text:p>
            </table:table-cell>
            <table:table-cell table:number-columns-repeated="3"/>
            <table:table-cell table:style-name="ce8" table:formula="of:=SUBTOTAL(9;[.$F$19:.$F$22])" office:value-type="currency" office:currency="EUR" office:value="420060" calcext:value-type="currency">
              <text:p>420.060,00 €</text:p>
            </table:table-cell>
          </table:table-row>
          <table:table-row-group>
            <table:table-row table:style-name="ro1">
              <table:table-cell/>
              <table:table-cell office:value-type="string" calcext:value-type="string">
                <text:p>Cliente 4</text:p>
              </table:table-cell>
              <table:table-cell office:value-type="string" calcext:value-type="string">
                <text:p>Ingeniería</text:p>
              </table:table-cell>
              <table:table-cell office:value-type="string" calcext:value-type="string">
                <text:p>Barcelona</text:p>
              </table:table-cell>
              <table:table-cell office:value-type="float" office:value="2012" calcext:value-type="float">
                <text:p>2012</text:p>
              </table:table-cell>
              <table:table-cell office:value-type="currency" office:currency="EUR" office:value="46000" calcext:value-type="currency">
                <text:p>46.00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4</text:p>
              </table:table-cell>
              <table:table-cell office:value-type="string" calcext:value-type="string">
                <text:p>Arquitectura</text:p>
              </table:table-cell>
              <table:table-cell office:value-type="string" calcext:value-type="string">
                <text:p>Valencia</text:p>
              </table:table-cell>
              <table:table-cell office:value-type="float" office:value="2012" calcext:value-type="float">
                <text:p>2012</text:p>
              </table:table-cell>
              <table:table-cell office:value-type="currency" office:currency="EUR" office:value="31000" calcext:value-type="currency">
                <text:p>31.00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4</text:p>
              </table:table-cell>
              <table:table-cell office:value-type="string" calcext:value-type="string">
                <text:p>Arquitectura</text:p>
              </table:table-cell>
              <table:table-cell office:value-type="string" calcext:value-type="string">
                <text:p>Sevilla</text:p>
              </table:table-cell>
              <table:table-cell office:value-type="float" office:value="2014" calcext:value-type="float">
                <text:p>2014</text:p>
              </table:table-cell>
              <table:table-cell office:value-type="currency" office:currency="EUR" office:value="47360" calcext:value-type="currency">
                <text:p>47.36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4</text:p>
              </table:table-cell>
              <table:table-cell office:value-type="string" calcext:value-type="string">
                <text:p>Arquitectura</text:p>
              </table:table-cell>
              <table:table-cell office:value-type="string" calcext:value-type="string">
                <text:p>Zaragoza</text:p>
              </table:table-cell>
              <table:table-cell office:value-type="float" office:value="2015" calcext:value-type="float">
                <text:p>2015</text:p>
              </table:table-cell>
              <table:table-cell office:value-type="currency" office:currency="EUR" office:value="76700" calcext:value-type="currency">
                <text:p>76.700,00 €</text:p>
              </table:table-cell>
            </table:table-row>
          </table:table-row-group>
          <table:table-row table:style-name="ro1">
            <table:table-cell/>
            <table:table-cell table:style-name="ce7" office:value-type="string" calcext:value-type="string">
              <text:p>Cliente 4 Suma</text:p>
            </table:table-cell>
            <table:table-cell table:number-columns-repeated="3"/>
            <table:table-cell table:style-name="ce8" table:formula="of:=SUBTOTAL(9;[.$F$24:.$F$27])" office:value-type="currency" office:currency="EUR" office:value="201060" calcext:value-type="currency">
              <text:p>201.060,00 €</text:p>
            </table:table-cell>
          </table:table-row>
          <table:table-row-group>
            <table:table-row table:style-name="ro1">
              <table:table-cell/>
              <table:table-cell office:value-type="string" calcext:value-type="string">
                <text:p>Cliente 5</text:p>
              </table:table-cell>
              <table:table-cell office:value-type="string" calcext:value-type="string">
                <text:p>Arquitectura</text:p>
              </table:table-cell>
              <table:table-cell office:value-type="string" calcext:value-type="string">
                <text:p>Sevilla</text:p>
              </table:table-cell>
              <table:table-cell office:value-type="float" office:value="2012" calcext:value-type="float">
                <text:p>2012</text:p>
              </table:table-cell>
              <table:table-cell office:value-type="currency" office:currency="EUR" office:value="65600" calcext:value-type="currency">
                <text:p>65.60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5</text:p>
              </table:table-cell>
              <table:table-cell office:value-type="string" calcext:value-type="string">
                <text:p>Informática</text:p>
              </table:table-cell>
              <table:table-cell office:value-type="string" calcext:value-type="string">
                <text:p>Zaragoza</text:p>
              </table:table-cell>
              <table:table-cell office:value-type="float" office:value="2013" calcext:value-type="float">
                <text:p>2013</text:p>
              </table:table-cell>
              <table:table-cell office:value-type="currency" office:currency="EUR" office:value="35400" calcext:value-type="currency">
                <text:p>35.40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5</text:p>
              </table:table-cell>
              <table:table-cell office:value-type="string" calcext:value-type="string">
                <text:p>Informática</text:p>
              </table:table-cell>
              <table:table-cell office:value-type="string" calcext:value-type="string">
                <text:p>Barcelona</text:p>
              </table:table-cell>
              <table:table-cell office:value-type="float" office:value="2014" calcext:value-type="float">
                <text:p>2014</text:p>
              </table:table-cell>
              <table:table-cell office:value-type="currency" office:currency="EUR" office:value="32000" calcext:value-type="currency">
                <text:p>32.000,00 €</text:p>
              </table:table-cell>
            </table:table-row>
          </table:table-row-group>
        </table:table-row-group>
        <table:table-row table:style-name="ro1">
          <table:table-cell/>
          <table:table-cell table:style-name="ce7" office:value-type="string" calcext:value-type="string">
            <text:p>Cliente 5 Suma</text:p>
          </table:table-cell>
          <table:table-cell table:number-columns-repeated="3"/>
          <table:table-cell table:style-name="ce8" table:formula="of:=SUBTOTAL(9;[.$F$29:.$F$31])" office:value-type="currency" office:currency="EUR" office:value="133000" calcext:value-type="currency">
            <text:p>133.000,00 €</text:p>
          </table:table-cell>
        </table:table-row>
        <table:table-row table:style-name="ro1">
          <table:table-cell/>
          <table:table-cell table:style-name="ce7" office:value-type="string" calcext:value-type="string">
            <text:p>General Suma</text:p>
          </table:table-cell>
          <table:table-cell table:number-columns-repeated="3"/>
          <table:table-cell table:style-name="ce8" table:formula="of:=SUBTOTAL(9;[.$F$3:.$F$31])" office:value-type="currency" office:currency="EUR" office:value="1410730" calcext:value-type="currency">
            <text:p>1.410.730,00 €</text:p>
          </table:table-cell>
        </table:table-row>
      </table:table>
      <table:named-expressions/>
      <table:database-ranges>
        <table:database-range table:name="__Anonymous_DB__1" table:target-range-address="'TABLA DE FACTURACIÓN TOTALES'.B2:'TABLA DE FACTURACIÓN TOTALES'.F33">
          <table:sort>
            <table:sort-by table:field-number="0" table:data-type="automatic"/>
          </table:sort>
          <table:subtotal-rules>
            <table:sort-groups/>
            <table:subtotal-rule table:group-by-field-number="1">
              <table:subtotal-field table:field-number="5" table:function="sum"/>
            </table:subtotal-rule>
          </table:subtotal-rules>
        </table:database-range>
      </table:database-ranges>
      <table:consolidation table:function="average" table:source-cell-range-addresses="'FACTURACIÓN 2013'.B2:'FACTURACIÓN 2013'.C7 'FACTURACIÓN 2014'.B2:'FACTURACIÓN 2014'.C9 'FACTURACIÓN 2015'.B2:'FACTURACIÓN 2015'.C10" table:target-cell-address="Hoja5.C3" table:use-label="row" table:link-to-source-data="true"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5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0T16:52:12.992685614</meta:creation-date>
    <meta:generator>LibreOffice/7.1.0.3$Linux_X86_64 LibreOffice_project/f6099ecf3d29644b5008cc8f48f42f4a40986e4c</meta:generator>
    <dc:date>2021-03-10T17:29:34.569895944</dc:date>
    <meta:editing-duration>PT37M20S</meta:editing-duration>
    <meta:editing-cycles>7</meta:editing-cycles>
    <meta:document-statistic meta:table-count="7" meta:cell-count="432" meta:object-count="0"/>
  </office:meta>
</office:document-meta>
</file>